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Clear Sans', 'Helvetica Neue', Helvetica, Arial, sans-serif"/>
    <style:font-face style:name="PingFang SC" svg:font-family="'PingFang SC', Arial, simsun, sans-serif"/>
    <style:font-face style:name="SFMono-Regular" svg:font-family="SFMono-Regular, Consolas, 'Liberation Mono', Menlo, Courier, monospace"/>
    <style:font-face style:name="apple-system" svg:font-family="apple-system, 'SF UI Text', Arial, 'PingFang SC', 'Hiragino Sans GB', 'Microsoft YaHei', 'WenQuanYi Micro Hei', sans-serif, SimHei, SimSun"/>
    <style:font-face style:name="sans-serif" svg:font-family="sans-serif"/>
    <style:font-face style:name="Courier 10 Pitch" svg:font-family="'Courier 10 Pitch'" style:font-pitch="fixed"/>
    <style:font-face style:name="Liberation Serif1" svg:font-family="'Liberation Seri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Thin" svg:font-family="'Noto Sans CJK JP Thin'" style:font-family-generic="swiss" style:font-pitch="variable"/>
    <style:font-face style:name="Noto Sans CJK KR Thin" svg:font-family="'Noto Sans CJK KR Thin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a4d" officeooo:paragraph-rsid="00094a4d"/>
    </style:style>
    <style:style style:name="P2" style:family="paragraph" style:parent-style-name="Standard">
      <style:text-properties fo:font-variant="normal" fo:text-transform="none" fo:color="#191919" fo:letter-spacing="normal" officeooo:rsid="00094a4d" officeooo:paragraph-rsid="00094a4d" style:font-name-asian="PingFang SC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style:font-name-asian="sans-serif" style:font-size-asian="10.5pt" style:font-style-asian="normal" style:font-weight-asian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5" style:family="paragraph" style:parent-style-name="Standard" style:master-page-name="">
      <loext:graphic-properties draw:fill-image-width="0cm" draw:fill-image-height="0cm"/>
      <style:paragraph-properties fo:margin-left="0cm" fo:margin-right="0cm" fo:margin-top="0.826cm" fo:margin-bottom="0.826cm" loext:contextual-spacing="false" fo:line-height="150%" fo:text-indent="0.741cm" style:auto-text-indent="false" style:page-number="auto" style:shadow="none">
        <style:tab-stops/>
      </style:paragraph-properties>
      <style:text-properties officeooo:rsid="00094a4d" officeooo:paragraph-rsid="000fd4ea"/>
    </style:style>
    <style:style style:name="P6" style:family="paragraph" style:parent-style-name="Standard">
      <style:paragraph-properties fo:margin-left="0cm" fo:margin-right="0cm" fo:margin-top="0.826cm" fo:margin-bottom="0.826cm" loext:contextual-spacing="false" fo:line-height="150%" fo:orphans="2" fo:widows="2" fo:text-indent="0.741cm" style:auto-text-indent="false"/>
      <style:text-properties fo:font-variant="normal" fo:text-transform="none" fo:color="#333333" style:font-name="Noto Sans CJK JP Thin" fo:font-size="14pt" fo:letter-spacing="normal" fo:font-weight="normal" officeooo:rsid="000ed074" officeooo:paragraph-rsid="000d47e5" style:font-name-asian="Noto Sans CJK JP Thin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.826cm" fo:margin-bottom="0.826cm" loext:contextual-spacing="false" fo:line-height="150%" fo:orphans="2" fo:widows="2" fo:text-indent="0.741cm" style:auto-text-indent="false"/>
      <style:text-properties fo:font-variant="normal" fo:text-transform="none" fo:color="#333333" style:font-name="Noto Sans CJK JP Thin" fo:font-size="14pt" fo:letter-spacing="normal" fo:font-weight="normal" officeooo:rsid="00094a4d" style:font-name-asian="Noto Sans CJK JP Thin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.826cm" fo:margin-bottom="0.826cm" loext:contextual-spacing="false" fo:line-height="150%" fo:orphans="2" fo:widows="2" fo:text-indent="0.741cm" style:auto-text-indent="false"/>
      <style:text-properties fo:font-variant="normal" fo:text-transform="none" fo:color="#222222" style:font-name="Noto Sans CJK JP Thin" fo:font-size="14pt" fo:letter-spacing="normal" fo:font-weight="normal" officeooo:rsid="00094a4d" style:font-name-asian="Noto Sans CJK JP Thin" style:font-size-asian="14pt" style:font-style-asian="normal" style:font-weight-asian="normal" style:font-size-complex="14pt" style:font-weight-complex="normal"/>
    </style:style>
    <style:style style:name="P9" style:family="paragraph" style:parent-style-name="Text_20_body">
      <style:text-properties officeooo:paragraph-rsid="000ed074"/>
    </style:style>
    <style:style style:name="P10" style:family="paragraph" style:parent-style-name="Heading_20_1">
      <style:text-properties style:font-name="Courier 10 Pitch" fo:font-size="16pt" style:font-size-asian="16pt" style:font-size-complex="16pt"/>
    </style:style>
    <style:style style:name="P11" style:family="paragraph" style:parent-style-name="Heading_20_1">
      <style:text-properties officeooo:paragraph-rsid="000e7aaf"/>
    </style:style>
    <style:style style:name="P12" style:family="paragraph" style:parent-style-name="Heading_20_1">
      <style:text-properties fo:font-variant="normal" fo:text-transform="none" fo:color="#222222" fo:letter-spacing="normal" officeooo:paragraph-rsid="00102ad5" style:font-name-asian="sans-serif" style:font-size-asian="10.5pt" style:font-style-asian="normal" style:font-weight-asian="normal"/>
    </style:style>
    <style:style style:name="T1" style:family="text">
      <style:text-properties style:font-name="apple-system" fo:font-size="10.5pt" fo:font-style="normal" fo:font-weight="normal"/>
    </style:style>
    <style:style style:name="T2" style:family="text">
      <style:text-properties style:font-name="apple-system" fo:font-size="10.5pt" fo:font-style="normal" fo:font-weight="normal" style:font-name-asian="apple-system"/>
    </style:style>
    <style:style style:name="T3" style:family="text">
      <style:text-properties style:font-name="apple-system" fo:font-size="10.5pt" fo:font-style="normal" fo:font-weight="normal" style:font-name-asian="apple-system" style:font-size-asian="10.5pt" style:font-style-asian="normal" style:font-weight-asian="normal"/>
    </style:style>
    <style:style style:name="T4" style:family="text">
      <style:text-properties style:font-name="apple-system" fo:font-size="10.5pt" fo:font-style="normal" fo:font-weight="normal" officeooo:rsid="0011dfe3" style:font-name-asian="apple-system" style:font-size-asian="10.5pt" style:font-style-asian="normal" style:font-weight-asian="normal"/>
    </style:style>
    <style:style style:name="T5" style:family="text">
      <style:text-properties style:font-name="apple-system" fo:font-size="10.5pt" fo:font-style="normal" fo:font-weight="normal" officeooo:rsid="0013a545" style:font-name-asian="apple-system" style:font-size-asian="10.5pt" style:font-style-asian="normal" style:font-weight-asian="normal"/>
    </style:style>
    <style:style style:name="T6" style:family="text">
      <style:text-properties style:font-name="apple-system" fo:font-size="10.5pt" fo:font-style="normal" fo:font-weight="normal" officeooo:rsid="000e7aaf" style:font-name-asian="apple-system"/>
    </style:style>
    <style:style style:name="T7" style:family="text">
      <style:text-properties style:font-name="apple-system" fo:font-size="10.5pt" fo:font-style="normal" fo:font-weight="normal" officeooo:rsid="0011dfe3" style:font-name-asian="apple-system"/>
    </style:style>
    <style:style style:name="T8" style:family="text">
      <style:text-properties style:font-name="apple-system" fo:font-size="10.5pt" fo:font-style="normal" fo:font-weight="normal" officeooo:rsid="0013a545" style:font-name-asian="apple-system"/>
    </style:style>
    <style:style style:name="T9" style:family="text">
      <style:text-properties style:font-name="apple-system" fo:font-style="normal" fo:font-weight="normal"/>
    </style:style>
    <style:style style:name="T10" style:family="text">
      <style:text-properties style:font-name="apple-system" fo:font-style="normal" fo:font-weight="normal" style:font-name-asian="apple-system"/>
    </style:style>
    <style:style style:name="T11" style:family="text">
      <style:text-properties style:font-name="apple-system" fo:font-style="normal" fo:font-weight="normal" style:font-name-asian="apple-system" style:font-style-asian="normal" style:font-weight-asian="normal"/>
    </style:style>
    <style:style style:name="T12" style:family="text">
      <style:text-properties fo:font-style="normal"/>
    </style:style>
    <style:style style:name="T13" style:family="text">
      <style:text-properties fo:font-style="normal" fo:font-weight="normal"/>
    </style:style>
    <style:style style:name="T14" style:family="text">
      <style:text-properties fo:font-style="normal" fo:font-weight="normal" style:font-style-asian="normal" style:font-weight-asian="normal"/>
    </style:style>
    <style:style style:name="T15" style:family="text">
      <style:text-properties fo:font-style="normal" style:font-style-asian="normal"/>
    </style:style>
    <style:style style:name="T16" style:family="text">
      <style:text-properties style:font-name-asian="apple-system" style:font-size-asian="10.5pt" style:font-style-asian="normal" style:font-weight-asian="normal"/>
    </style:style>
    <style:style style:name="T17" style:family="text">
      <style:text-properties style:font-name-asian="apple-system" style:font-style-asian="normal" style:font-weight-asian="normal"/>
    </style:style>
    <style:style style:name="T18" style:family="text">
      <style:text-properties style:font-style-asian="normal"/>
    </style:style>
    <style:style style:name="T19" style:family="text">
      <style:text-properties style:font-style-asian="normal" style:font-weight-asian="normal"/>
    </style:style>
    <style:style style:name="T20" style:family="text">
      <style:text-properties fo:font-variant="normal" fo:text-transform="none" fo:color="#222222" style:font-name="apple-system" fo:font-size="14pt" fo:letter-spacing="normal" fo:font-style="normal" fo:font-weight="normal" officeooo:rsid="00094a4d" style:font-name-asian="apple-system" style:font-size-asian="14pt" style:font-style-asian="normal" style:font-weight-asian="normal" style:font-size-complex="14pt"/>
    </style:style>
    <style:style style:name="T21" style:family="text">
      <style:text-properties fo:font-variant="normal" fo:text-transform="none" fo:color="#333333" style:font-name="apple-system" fo:font-size="10.5pt" fo:letter-spacing="normal" fo:font-style="normal" fo:font-weight="normal" officeooo:rsid="00104154" style:font-name-asian="apple-system" style:font-size-asian="10.5pt" style:font-weight-asian="normal"/>
    </style:style>
    <style:style style:name="T22" style:family="text">
      <style:text-properties fo:color="#222222" style:font-name="apple-system" fo:font-size="10.5pt" fo:font-style="normal" fo:font-weight="normal" style:font-name-asian="apple-system" style:font-size-asian="10.5pt" style:font-style-asian="normal" style:font-weight-asian="normal"/>
    </style:style>
    <style:style style:name="T23" style:family="text">
      <style:text-properties fo:color="#222222" style:font-name="apple-system" fo:font-style="normal" fo:font-weight="normal" style:font-name-asian="apple-system" style:font-style-asian="normal" style:font-weight-asian="normal"/>
    </style:style>
    <style:style style:name="T24" style:family="text">
      <style:text-properties fo:color="#222222" fo:font-style="normal" fo:font-weight="normal" style:font-style-asian="normal" style:font-weight-asian="normal"/>
    </style:style>
    <style:style style:name="T25" style:family="text">
      <style:text-properties fo:color="#222222" fo:font-style="normal" style:font-style-asian="normal"/>
    </style:style>
    <style:style style:name="T26" style:family="text">
      <style:text-properties officeooo:rsid="000e7aaf"/>
    </style:style>
    <style:style style:name="T27" style:family="text">
      <style:text-properties fo:color="#333333" style:font-name="apple-system" fo:font-size="10.5pt" fo:font-style="normal" fo:font-weight="normal" officeooo:rsid="00102ad5" style:font-name-asian="apple-system"/>
    </style:style>
    <style:style style:name="T28" style:family="text">
      <style:text-properties style:font-name="Courier 10 Pitch" officeooo:rsid="000e7aaf"/>
    </style:style>
    <style:style style:name="T29" style:family="text">
      <style:text-properties style:font-name="Courier 10 Pitch" fo:font-size="16pt" fo:font-weight="bold" officeooo:rsid="000e7aaf" style:font-name-asian="Noto Sans CJK SC Regular" style:font-size-asian="16pt" style:font-weight-asian="bold" style:font-name-complex="Noto Sans CJK SC Regular" style:font-size-complex="16pt" style:font-weight-complex="bold"/>
    </style:style>
    <style:style style:name="T30" style:family="text">
      <style:text-properties officeooo:rsid="000ed074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0ed074" style:font-size-asian="14pt" style:font-size-complex="14pt"/>
    </style:style>
    <style:style style:name="T33" style:family="text">
      <style:text-properties fo:color="#24292e" style:font-name="apple-system" fo:font-size="10.5pt" fo:font-style="normal" fo:font-weight="normal" officeooo:rsid="0013a545" style:font-name-asian="apple-system"/>
    </style:style>
    <style:style style:name="T34" style:family="text">
      <style:text-properties fo:color="#24292e" style:font-name="apple-system" fo:font-size="10.5pt" fo:font-style="normal" fo:font-weight="normal" officeooo:rsid="0013a545" style:font-name-asian="apple-system" style:font-size-asian="10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使用DSL为机器人生成数据集</text:p>
      <text:p text:style-name="P1"/>
      <text:p text:style-name="P5"><text:span text:style-name="T31">最近在研究使用开源框架</text:span><text:span text:style-name="T32">RASA生成</text:span><text:span text:style-name="T31">智能机器人</text:span><text:span text:style-name="T32">的过程中，遇到一个无法回避的问题：在机器人进行自然语言处理时需要大量的预料库作为训练集，模型用训练集进行文本分类、命名实体识别、插槽填充或等任务，所以训练集越丰富，模型就会越准确，这些训练集是如何生成的呢</text:span><text:span text:style-name="T30">？</text:span></text:p>
      <text:h text:style-name="P10" text:outline-level="1">DSL</text:h>
      <text:p text:style-name="P2"/>
      <text:p text:style-name="P6"><text:span text:style-name="T12">DSL</text:span><text:span text:style-name="T18">的全称是</text:span><text:span text:style-name="T12">domain-specific language,中文意思是</text:span><text:span text:style-name="T25">特定于域的语言，</text:span><text:span text:style-name="T15">是一种针对特定应用领域而设计使用的计算机语言。</text:span></text:p>
      <text:p text:style-name="P7"><text:span text:style-name="T15">常见的DSL有:Shell,make语言,ant语言,maven语言，rpm语言，dpkg语言，awk语言等。</text:span></text:p>
      <text:p text:style-name="P8"><text:span text:style-name="T12">DSL是专门为解决特定域中的问题而创建的，并不旨在解决其外部的问题。</text:span></text:p>
      <text:p text:style-name="P8"><text:span text:style-name="T12">本文简要介绍一个为智能机器人创建复杂预料库的DSL工具-Chatette。</text:span></text:p>
      <text:h text:style-name="P11" text:outline-level="1"><text:span text:style-name="Emphasis"><text:span text:style-name="T29">Chatette</text:span></text:span></text:h>
      <text:h text:style-name="P12" text:outline-level="1"><text:span text:style-name="Emphasis"><text:span text:style-name="T27">Chatette实现了一种特定于域的语言，允许你定义模板来生成大量句子，然后将这些句子以Rasa NLU的输入格式保存。</text:span></text:span></text:h>
      <text:p text:style-name="Heading_20_2"><text:span text:style-name="Emphasis">定义模板文件</text:span></text:p>
      <text:p text:style-name="P4"><text:span text:style-name="T3">在</text:span><text:span text:style-name="T4">chatette中你可以创建一个或多个模板文件供Chatette解析</text:span><text:span text:style-name="T5">，模板文件名后缀是</text:span><text:span text:style-name="T33">.chatette</text:span><text:span text:style-name="T34">。</text:span></text:p>
      <text:p text:style-name="P3"><text:span text:style-name="T2"/></text:p>
      <text:p text:style-name="Standard">参考：</text:p>
      <text:p text:style-name="Standard"><text:a xlink:type="simple" xlink:href="https://github.com/SimGus/Chatette/wiki/Generation-rules" text:style-name="Internet_20_link" text:visited-style-name="Visited_20_Internet_20_Link">https://github.com/SimGus/Chatette/wiki/Generation-rules</text:a></text:p>
      <text:p text:style-name="Standard"><text:a xlink:type="simple" xlink:href="https://github.com/SimGus/Chatette#how-to-use-chatette" text:style-name="Internet_20_link" text:visited-style-name="Visited_20_Internet_20_Link">https://github.com/SimGus/Chatette#how-to-use-chatette</text:a></text:p>
      <text:p text:style-name="Standard"><text:soft-page-break/><text:a xlink:type="simple" xlink:href="https://github.com/SimGus/Chatette/wiki/Generation-modifiers" text:style-name="Internet_20_link" text:visited-style-name="Visited_20_Internet_20_Link">https://github.com/SimGus/Chatette/wiki/Generation-modifier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Clear Sans', 'Helvetica Neue', Helvetica, Arial, sans-serif"/>
    <style:font-face style:name="PingFang SC" svg:font-family="'PingFang SC', Arial, simsun, sans-serif"/>
    <style:font-face style:name="SFMono-Regular" svg:font-family="SFMono-Regular, Consolas, 'Liberation Mono', Menlo, Courier, monospace"/>
    <style:font-face style:name="apple-system" svg:font-family="apple-system, 'SF UI Text', Arial, 'PingFang SC', 'Hiragino Sans GB', 'Microsoft YaHei', 'WenQuanYi Micro Hei', sans-serif, SimHei, SimSun"/>
    <style:font-face style:name="sans-serif" svg:font-family="sans-serif"/>
    <style:font-face style:name="Courier 10 Pitch" svg:font-family="'Courier 10 Pitch'" style:font-pitch="fixed"/>
    <style:font-face style:name="Liberation Serif1" svg:font-family="'Liberation Seri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Thin" svg:font-family="'Noto Sans CJK JP Thin'" style:font-family-generic="swiss" style:font-pitch="variable"/>
    <style:font-face style:name="Noto Sans CJK KR Thin" svg:font-family="'Noto Sans CJK KR Thin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54:32.254135888</meta:creation-date>
    <dc:date>2019-05-14T11:01:17.253167565</dc:date>
    <meta:editing-duration>PT38M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357" meta:character-count="637" meta:non-whitespace-character-count="635"/>
  </office:meta>
</office:document-meta>
</file>